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" style:font-family-generic="system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color="#ff0000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color="#d4d4d4" style:font-name="Consolas" fo:font-size="10.5pt" fo:font-weight="bold" fo:background-color="#1e1e1e" style:font-size-asian="10.5pt" style:font-weight-asian="bold" style:font-weight-complex="bold"/>
    </style:style>
    <style:style style:name="P5" style:family="paragraph" style:parent-style-name="Standard">
      <style:text-properties officeooo:rsid="0009649b" officeooo:paragraph-rsid="0009649b"/>
    </style:style>
    <style:style style:name="P6" style:family="paragraph" style:parent-style-name="Standard">
      <style:text-properties fo:color="#81d41a"/>
    </style:style>
    <style:style style:name="P7" style:family="paragraph" style:parent-style-name="Standard" style:master-page-name="MP0">
      <style:paragraph-properties style:page-number="auto" fo:break-before="page"/>
      <style:text-properties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color="#81d41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cc05" style:font-weight-asian="bold" style:font-weight-complex="bold"/>
    </style:style>
    <style:style style:name="T3" style:family="text">
      <style:text-properties fo:font-size="10.5pt" style:font-size-asian="10.5pt"/>
    </style:style>
    <style:style style:name="T4" style:family="text">
      <style:text-properties fo:font-size="10.5pt" fo:font-weight="bold" style:font-size-asian="10.5pt" style:font-weight-asian="bold" style:font-weight-complex="bold"/>
    </style:style>
    <style:style style:name="T5" style:family="text">
      <style:text-properties fo:color="#d4d4d4" style:font-name="Consolas" fo:font-size="10.5pt" fo:font-weight="bold" fo:background-color="#1e1e1e" loext:char-shading-value="0" style:font-size-asian="10.5pt" style:font-weight-asian="bold" style:font-weight-complex="bold"/>
    </style:style>
    <style:style style:name="T6" style:family="text">
      <style:text-properties fo:color="#ff0000"/>
    </style:style>
    <style:style style:name="T7" style:family="text">
      <style:text-properties fo:color="#81d4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EPASO TEMA 4</text:p>
      <text:p text:style-name="P1">TIPO TEST</text:p>
      <text:p text:style-name="P1"/>
      <text:p text:style-name="Standard">1. <text:span text:style-name="Fuente_20_de_20_párrafo_20_predeter."><text:span text:style-name="T1">¿que es una DTD?</text:span></text:span></text:p>
      <text:p text:style-name="Standard"/>
      <text:p text:style-name="Standard">A) es una descripción de estructura y sintaxis para un tipo de documento HTML</text:p>
      <text:p text:style-name="P6">B) es una descripción de estructura y sintaxis para un tipo de documento XML</text:p>
      <text:p text:style-name="Standard">C) <text:s/>es una descripción de estructura y sintaxis para un tipo de documento XML que no afecta a los elementos</text:p>
      <text:p text:style-name="Standard">D) Ninguna de las otras respuestas es correcta</text:p>
      <text:p text:style-name="P5"/>
      <text:p text:style-name="Standard">2. <text:span text:style-name="Fuente_20_de_20_párrafo_20_predeter."><text:span text:style-name="T1">¿que términos NO se utilizan en una DTD?</text:span></text:span></text:p>
      <text:p text:style-name="Standard"/>
      <text:p text:style-name="Standard">A) ELEMENT</text:p>
      <text:p text:style-name="Standard">B) ATTLIST</text:p>
      <text:p text:style-name="P2">C) ENTITY</text:p>
      <text:p text:style-name="Standard">D) Ninguna de las otras respuestas es correcta</text:p>
      <text:p text:style-name="Standard"/>
      <text:p text:style-name="Standard">3. <text:span text:style-name="Fuente_20_de_20_párrafo_20_predeter."><text:span text:style-name="T1">¿que es un elemento de tipo mixto?</text:span></text:span></text:p>
      <text:p text:style-name="Standard"/>
      <text:p text:style-name="Standard">A) son elementos que pueden tener datos contextuales y elementos</text:p>
      <text:p text:style-name="Standard">B) son elementos que pueden tener datos contextuales, elementos, ambos, o ninguno</text:p>
      <text:p text:style-name="P2">C) son elementos que pueden tener datos contextuales, elementos o atributos</text:p>
      <text:p text:style-name="Standard">D) Ninguna de las otras respuestas es correcta</text:p>
      <text:p text:style-name="Standard"/>
      <text:p text:style-name="Standard">4. <text:s/><text:span text:style-name="Fuente_20_de_20_párrafo_20_predeter."><text:span text:style-name="T1">que indica el operador “+”</text:span></text:span></text:p>
      <text:p text:style-name="Standard"/>
      <text:p text:style-name="Standard">A) que el elemento puede aparecer ninguna o varias veces</text:p>
      <text:p text:style-name="Standard">B) que el elemento debe aparecer muchas veces</text:p>
      <text:p text:style-name="P6">C) que el elemento debe aparecer al menos una vez</text:p>
      <text:p text:style-name="Standard">D) Ninguna de las otras respuestas es correcta</text:p>
      <text:p text:style-name="Standard"/>
      <text:p text:style-name="Standard"><text:span text:style-name="Fuente_20_de_20_párrafo_20_predeter."><text:span text:style-name="T3">5. </text:span></text:span><text:span text:style-name="Fuente_20_de_20_párrafo_20_predeter."><text:span text:style-name="T4">en esta DTD <text:s/></text:span></text:span><text:span text:style-name="Fuente_20_de_20_párrafo_20_predeter."><text:span text:style-name="T5">&lt;!ELEMENT mensajes (mensaje?)&gt;</text:span></text:span></text:p>
      <text:p text:style-name="P3">¿cuantos elementos “mensaje” pueden aparecer?</text:p>
      <text:p text:style-name="P4"/>
      <text:p text:style-name="Standard">A) ninguno</text:p>
      <text:p text:style-name="Standard">B) uno</text:p>
      <text:p text:style-name="P6">C) a y b son correctas</text:p>
      <text:p text:style-name="Standard">D) Ninguna de las otras respuestas es correcta</text:p>
      <text:p text:style-name="Standard"/>
      <text:p text:style-name="Standard">6. ¿<text:span text:style-name="Fuente_20_de_20_párrafo_20_predeter."><text:span text:style-name="T1">cual de estos NO es un tipo de atributo?</text:span></text:span></text:p>
      <text:p text:style-name="Standard"/>
      <text:p text:style-name="P2">A) ID</text:p>
      <text:p text:style-name="Standard">B) IDREF</text:p>
      <text:p text:style-name="Standard">C) PCDATA</text:p>
      <text:p text:style-name="Standard">D) Ninguna de las otras respuestas es correcta</text:p>
      <text:p text:style-name="Standard"/>
      <text:p text:style-name="Standard"/>
      <text:p text:style-name="Standard"/>
      <text:p text:style-name="Standard"><text:soft-page-break/>7. <text:span text:style-name="Fuente_20_de_20_párrafo_20_predeter."><text:span text:style-name="T1">¿que carácter NO es permitido en un atributo MNTOKEN</text:span></text:span></text:p>
      <text:p text:style-name="Standard"/>
      <text:p text:style-name="P2">A) números</text:p>
      <text:p text:style-name="Standard">B) guiones</text:p>
      <text:p text:style-name="Standard">C) puntos</text:p>
      <text:p text:style-name="Standard">D) Ninguna de las otras respuestas es correcta</text:p>
      <text:p text:style-name="Standard"/>
      <text:p text:style-name="Standard">8. <text:span text:style-name="Fuente_20_de_20_párrafo_20_predeter."><text:span text:style-name="T1">¿como puede ser un atributo ID?</text:span></text:span></text:p>
      <text:p text:style-name="Standard"/>
      <text:p text:style-name="Standard">A) required o fixed</text:p>
      <text:p text:style-name="Standard">B) implied o fixed</text:p>
      <text:p text:style-name="Standard"><text:span text:style-name="T7">C</text:span><text:span text:style-name="Fuente_20_de_20_párrafo_20_predeter."><text:span text:style-name="T7">) required o implied</text:span></text:span></text:p>
      <text:p text:style-name="Standard">D) Ninguna de las otras respuestas es correcta</text:p>
      <text:p text:style-name="Standard"/>
      <text:p text:style-name="Standard">9. <text:span text:style-name="Fuente_20_de_20_párrafo_20_predeter."><text:span text:style-name="T1">¿cuando un documento xml es valido?</text:span></text:span></text:p>
      <text:p text:style-name="Standard"/>
      <text:p text:style-name="Standard">A) cuando tiene una sintaxis correcta</text:p>
      <text:p text:style-name="P6">B) cuando respeta la gramatica descrita en una DTD</text:p>
      <text:p text:style-name="Standard">C) cuando funciona</text:p>
      <text:p text:style-name="Standard">D) Ninguna de las otras respuestas es correcta</text:p>
      <text:p text:style-name="Standard"/>
      <text:p text:style-name="Standard">10. <text:span text:style-name="Fuente_20_de_20_párrafo_20_predeter."><text:span text:style-name="T1">¿que es un elemento vacio?</text:span></text:span></text:p>
      <text:p text:style-name="Standard"/>
      <text:p text:style-name="Standard">A) es un elemento que no tiene ningún tipo de texto</text:p>
      <text:p text:style-name="P6">B es un elemento que no tiene ningún tipo de contenido) </text:p>
      <text:p text:style-name="Standard">C) es uno que no tiene ningún elemento ni atributo</text:p>
      <text:p text:style-name="Standard">D) Ninguna de las otras respuestas es correcta</text:p>
      <text:p text:style-name="Standard"/>
      <text:p text:style-name="Standard">11.<text:span text:style-name="Fuente_20_de_20_párrafo_20_predeter."><text:span text:style-name="T1"> ¿por que el elemento “any” no se utiliza mucho?</text:span></text:span></text:p>
      <text:p text:style-name="Standard"/>
      <text:p text:style-name="Standard">A) por que es mas conveniente estructurar adecuadamente nuestros documento xml utilizando los otros tipos</text:p>
      <text:p text:style-name="Standard">B) por que no permite incluir elementos que no estén incluidos en la DTD</text:p>
      <text:p text:style-name="P2">C) por que es muy especifico y estricto</text:p>
      <text:p text:style-name="Standard">D) Ninguna de las otras respuestas es correcta</text:p>
      <text:p text:style-name="Standard"/>
      <text:p text:style-name="Standard">12. <text:span text:style-name="Fuente_20_de_20_párrafo_20_predeter."><text:span text:style-name="T1">¿si en los elementos no se usa ningún operador de cardinalidad (?, +,*) que ocurre?</text:span></text:span></text:p>
      <text:p text:style-name="Standard"/>
      <text:p text:style-name="Standard">A) el cardinal por defecto es 1</text:p>
      <text:p text:style-name="P2">B) el cardinal por defecto es 0</text:p>
      <text:p text:style-name="Standard">C) se puede poner tantos elementos como desee</text:p>
      <text:p text:style-name="Standard">D) Ninguna de las otras respuestas es correcta</text:p>
      <text:p text:style-name="Standard"/>
      <text:p text:style-name="Standard"><text:span text:style-name="Fuente_20_de_20_párrafo_20_predeter."><text:span text:style-name="T3">13. </text:span></text:span><text:span text:style-name="Fuente_20_de_20_párrafo_20_predeter."><text:span text:style-name="T4">¿que indica esta DTD? </text:span></text:span><text:span text:style-name="Fuente_20_de_20_párrafo_20_predeter."><text:span text:style-name="T5">&lt;!ELEMENT futbol ((jugador|equipo)*)&gt;</text:span></text:span></text:p>
      <text:p text:style-name="Standard"/>
      <text:p text:style-name="P2">A) que solo puedes poner o un jugador o un equipo pero las veces que quieras</text:p>
      <text:p text:style-name="Standard">B) que puedes poner jugador y equipo las veces que quieras</text:p>
      <text:p text:style-name="Standard">C) que puedes poner cualquiera de los 2 pero solo una vez</text:p>
      <text:p text:style-name="Standard">D) Ninguna de las otras respuestas es correcta</text:p>
      <text:p text:style-name="Standard"/>
      <text:p text:style-name="Standard"/>
      <text:p text:style-name="Standard"/>
      <text:p text:style-name="Standard"><text:soft-page-break/><text:span text:style-name="Fuente_20_de_20_párrafo_20_predeter."><text:span text:style-name="T3">14. </text:span></text:span><text:span text:style-name="Fuente_20_de_20_párrafo_20_predeter."><text:span text:style-name="T4">¿que indica esta DTD? </text:span></text:span><text:span text:style-name="Fuente_20_de_20_párrafo_20_predeter."><text:span text:style-name="T5">&lt;!ATTLIST jugador nombre NMTOKENS #REQUIRED&gt;</text:span></text:span></text:p>
      <text:p text:style-name="Standard"/>
      <text:p text:style-name="Standard"/>
      <text:p text:style-name="Standard">A) que el contenido del atributo tiene que tener espacios</text:p>
      <text:p text:style-name="P6">B) que el contenido del atributo NO tiene que tener espacios</text:p>
      <text:p text:style-name="Standard">C) que el contenido puede tener signos</text:p>
      <text:p text:style-name="Standard">D) Ninguna de las otras respuestas es correcta</text:p>
      <text:p text:style-name="Standard"/>
      <text:p text:style-name="Standard"><text:span text:style-name="Fuente_20_de_20_párrafo_20_predeter."><text:span text:style-name="T3">15. </text:span></text:span><text:span text:style-name="Fuente_20_de_20_párrafo_20_predeter."><text:span text:style-name="T4">en esta DTD </text:span></text:span><text:span text:style-name="Fuente_20_de_20_párrafo_20_predeter."><text:span text:style-name="T5">&lt;!ATTLIST equipo jugadores IDREFS #IMPLIED&gt;</text:span></text:span></text:p>
      <text:p text:style-name="Standard"/>
      <text:p text:style-name="Standard">A) el atributo jugadores es el valor de un ID de un elemento que se encuentra en el mismo documento que no pueden tener espacios</text:p>
      <text:p text:style-name="Standard">B) el atributo es obligatorio</text:p>
      <text:p text:style-name="P2">C) el atributo jugadores es el valor de un ID que puede encontrarse en otro documento</text:p>
      <text:p text:style-name="Standard">D) Ninguna de las otras respuestas es correcta</text:p>
      <text:p text:style-name="Standard"/>
      <text:p text:style-name="Standard">16.<text:span text:style-name="Fuente_20_de_20_párrafo_20_predeter."><text:span text:style-name="T1"> ¿por que los esquemas son mejor alternativa que las DTD?</text:span></text:span></text:p>
      <text:p text:style-name="Standard"/>
      <text:p text:style-name="P2">A) por que los esquemas son estructuras metadata</text:p>
      <text:p text:style-name="Standard">B) por que el grado de especificación es mayor</text:p>
      <text:p text:style-name="Standard">C) por que utilizan una sintaxis totalmente diferente</text:p>
      <text:p text:style-name="Standard">D) Ninguna de las otras respuestas es correcta</text:p>
      <text:p text:style-name="Standard"/>
      <text:p text:style-name="Standard">17. <text:span text:style-name="Fuente_20_de_20_párrafo_20_predeter."><text:span text:style-name="T1">¿que ventajas tienen los esquemas xml sobre las DTD?</text:span></text:span></text:p>
      <text:p text:style-name="P3"/>
      <text:p text:style-name="P6">A) que utilizan una sintaxis propia y diferente a la del xml</text:p>
      <text:p text:style-name="Standard">B) que se pueden vincular con los html</text:p>
      <text:p text:style-name="Standard">C) que se puede comprobar si esta bien formado</text:p>
      <text:p text:style-name="Standard">D) Ninguna de las otras respuestas es correcta</text:p>
      <text:p text:style-name="Standard"/>
      <text:p text:style-name="Standard">18. <text:span text:style-name="Fuente_20_de_20_párrafo_20_predeter."><text:span text:style-name="T1">los esquemas xml</text:span></text:span></text:p>
      <text:p text:style-name="P3"/>
      <text:p text:style-name="Standard">A) siempre se encuentran internos en el propio xml</text:p>
      <text:p text:style-name="Standard">B) siempre se encuentran en un documento externo</text:p>
      <text:p text:style-name="P2">C) se pueden poner internos o en un documento externo</text:p>
      <text:p text:style-name="Standard">D) Ninguna de las otras respuestas es correcta</text:p>
      <text:p text:style-name="Standard"/>
      <text:p text:style-name="Standard">19. <text:span text:style-name="Fuente_20_de_20_párrafo_20_predeter."><text:span text:style-name="T1">en un esquema xml. Los elementos que contienen subelementos se consideran:</text:span></text:span></text:p>
      <text:p text:style-name="Standard"/>
      <text:p text:style-name="Standard">A) elementos simples</text:p>
      <text:p text:style-name="P6">B) elementos complejos</text:p>
      <text:p text:style-name="Standard">C) como atributos</text:p>
      <text:p text:style-name="Standard">D) Ninguna de las otras respuestas es correcta</text:p>
      <text:p text:style-name="Standard"/>
      <text:p text:style-name="Standard">20. <text:span text:style-name="Fuente_20_de_20_párrafo_20_predeter."><text:span text:style-name="T1">en un documento xml esquema, de estos atributo cual es obligatorio (que hay que ponerlo si o si para que funcione)</text:span></text:span></text:p>
      <text:p text:style-name="Standard"/>
      <text:p text:style-name="Standard">A) ElementFormDefault</text:p>
      <text:p text:style-name="Standard">B) AttributeFormDefault</text:p>
      <text:p text:style-name="Standard"><text:span text:style-name="Fuente_20_de_20_párrafo_20_predeter."><text:span text:style-name="T6">C) xmlns:xsd</text:span></text:span></text:p>
      <text:p text:style-name="Standard">D) Ninguna de las otras respuestas es correcto</text:p>
      <text:p text:style-name="Standard"/>
      <text:p text:style-name="Standard"><text:soft-page-break/>21.<text:span text:style-name="Fuente_20_de_20_párrafo_20_predeter."><text:span text:style-name="T1"> un elemento vacio solo es vacio en:</text:span></text:span></text:p>
      <text:p text:style-name="Standard"/>
      <text:p text:style-name="Standard">A) en el xml</text:p>
      <text:p text:style-name="Standard">B) en el esquema</text:p>
      <text:p text:style-name="P2">C) en los dos</text:p>
      <text:p text:style-name="Standard">D) Ninguna de las otras respuestas es correcta</text:p>
      <text:p text:style-name="Standard"/>
      <text:p text:style-name="Standard">22. <text:span text:style-name="Fuente_20_de_20_párrafo_20_predeter."><text:span text:style-name="T1">según el modelo de construcción de un esquema de diseño plano. ¿cual es su orden?</text:span></text:span></text:p>
      <text:p text:style-name="Standard"/>
      <text:p text:style-name="Standard">A) el orden es indiferente</text:p>
      <text:p text:style-name="Standard"><text:span text:style-name="T7">B</text:span><text:span text:style-name="Fuente_20_de_20_párrafo_20_predeter."><text:span text:style-name="T7">) primero se declaran los elementos simples y los atributos</text:span></text:span></text:p>
      <text:p text:style-name="Standard">C) primero se declara el elemento raiz</text:p>
      <text:p text:style-name="Standard">D) Ninguna de las otras respuestas es correcta</text:p>
      <text:p text:style-name="Standard"/>
      <text:p text:style-name="Standard">23.<text:span text:style-name="Fuente_20_de_20_párrafo_20_predeter."><text:span text:style-name="T1"> si en un esquema no declaramos la cardinalidad de un elemento. ¿cual es su valor por defecto?</text:span></text:span></text:p>
      <text:p text:style-name="Standard"/>
      <text:p text:style-name="Standard">A) que aparezca al menos una vez</text:p>
      <text:p text:style-name="P6">B) que aparezca solo una vez</text:p>
      <text:p text:style-name="Standard">C) que pueda aparecer de manera indefinida</text:p>
      <text:p text:style-name="Standard">D) Ninguna de las otras respuestas es correcta</text:p>
      <text:p text:style-name="Standard"/>
      <text:p text:style-name="Standard">24. <text:span text:style-name="Fuente_20_de_20_párrafo_20_predeter."><text:span text:style-name="T1">¿en un mismo esquema puede aparecer los atributos fixed y default?</text:span></text:span></text:p>
      <text:p text:style-name="Standard"/>
      <text:p text:style-name="Standard">A) si se esfecifican bien, si</text:p>
      <text:p text:style-name="Standard">B) no</text:p>
      <text:p text:style-name="Standard">C) depende de los elementos usados</text:p>
      <text:p text:style-name="P2">D) Ninguna de las otras respuestas es correcta</text:p>
      <text:p text:style-name="Standard"/>
      <text:p text:style-name="Standard">25.<text:span text:style-name="Fuente_20_de_20_párrafo_20_predeter."><text:span text:style-name="T1"> los ti</text:span></text:span><text:span text:style-name="Fuente_20_de_20_párrafo_20_predeter."><text:span text:style-name="T2">p</text:span></text:span><text:span text:style-name="Fuente_20_de_20_párrafo_20_predeter."><text:span text:style-name="T1">os de datos construidos son:</text:span></text:span></text:p>
      <text:p text:style-name="P3"/>
      <text:p text:style-name="P2">A) creados sin barsarse en ningun tipo predefinido al igual que los documentos xml</text:p>
      <text:p text:style-name="Standard">B) creados basandose en otro tipo ya construido</text:p>
      <text:p text:style-name="Standard">C) solamente elementos simples</text:p>
      <text:p text:style-name="Standard">D) Ninguna de las otras respuestas es correct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" style:font-family-generic="system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Epígraf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meta:initial-creator>Rado</meta:initial-creator>
    <meta:creation-date>2020-03-20T21:26:00Z</meta:creation-date>
    <dc:date>2020-03-24T18:24:19.198000000</dc:date>
    <meta:editing-cycles>3</meta:editing-cycles>
    <meta:editing-duration>PT10H33M16S</meta:editing-duration>
    <meta:document-statistic meta:table-count="0" meta:image-count="0" meta:object-count="0" meta:page-count="4" meta:paragraph-count="128" meta:word-count="1019" meta:character-count="5615" meta:non-whitespace-character-count="4720"/>
    <meta:template xlink:type="simple" xlink:actuate="onRequest" xlink:title="" xlink:href="Normal"/>
  </office:meta>
</office:document-meta>
</file>